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C0000010EBDC180400CE1654A.png" manifest:media-type="image/png"/>
  <manifest:file-entry manifest:full-path="Pictures/10000000000002650000028059C10B9E69268805.png" manifest:media-type="image/png"/>
  <manifest:file-entry manifest:full-path="Pictures/100002010000024C000001E17F8BFBB80550AE14.png" manifest:media-type="image/png"/>
  <manifest:file-entry manifest:full-path="Pictures/10000201000002A3000001057DFE7081D5B210C9.png" manifest:media-type="image/png"/>
  <manifest:file-entry manifest:full-path="Pictures/10000000000002650000019253F119DC05EC5957.png" manifest:media-type="image/png"/>
  <manifest:file-entry manifest:full-path="Pictures/10000000000002690000012B460004FDB4BB126B.png" manifest:media-type="image/png"/>
  <manifest:file-entry manifest:full-path="Pictures/10000000000002A300000147E9E015742878EF22.png" manifest:media-type="image/png"/>
  <manifest:file-entry manifest:full-path="Pictures/100000000000026E0000012461BE076006662EFB.png" manifest:media-type="image/png"/>
  <manifest:file-entry manifest:full-path="Pictures/100000000000027E00000113CB9918E4065F107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89449" officeooo:paragraph-rsid="00189449"/>
    </style:style>
    <style:style style:name="P2" style:family="paragraph" style:parent-style-name="Text_20_body">
      <style:paragraph-properties fo:text-align="center" style:justify-single-word="false"/>
      <style:text-properties officeooo:rsid="00189449" officeooo:paragraph-rsid="00189449"/>
    </style:style>
    <style:style style:name="P3" style:family="paragraph" style:parent-style-name="Text_20_body">
      <style:paragraph-properties fo:text-align="center" style:justify-single-word="false"/>
      <style:text-properties officeooo:paragraph-rsid="00189449"/>
    </style:style>
    <style:style style:name="P4" style:family="paragraph" style:parent-style-name="Text_20_body">
      <style:text-properties officeooo:rsid="00198856" officeooo:paragraph-rsid="00198856"/>
    </style:style>
    <style:style style:name="P5" style:family="paragraph" style:parent-style-name="Text_20_body">
      <style:text-properties officeooo:rsid="0019b7d6" officeooo:paragraph-rsid="0019b7d6"/>
    </style:style>
    <style:style style:name="P6" style:family="paragraph" style:parent-style-name="Text_20_body">
      <style:text-properties officeooo:rsid="001a8341" officeooo:paragraph-rsid="001a8341"/>
    </style:style>
    <style:style style:name="P7" style:family="paragraph" style:parent-style-name="Text_20_body">
      <style:text-properties officeooo:rsid="001b59c9" officeooo:paragraph-rsid="001b59c9"/>
    </style:style>
    <style:style style:name="P8" style:family="paragraph" style:parent-style-name="Text_20_body">
      <style:text-properties fo:font-weight="bold" officeooo:rsid="00236578" officeooo:paragraph-rsid="00236578" style:font-weight-asian="bold" style:font-weight-complex="bold"/>
    </style:style>
    <style:style style:name="P9" style:family="paragraph" style:parent-style-name="Text_20_body">
      <style:text-properties fo:font-weight="normal" officeooo:rsid="00236578" officeooo:paragraph-rsid="00236578" style:font-weight-asian="normal" style:font-weight-complex="normal"/>
    </style:style>
    <style:style style:name="P10" style:family="paragraph" style:parent-style-name="Text_20_body">
      <style:text-properties fo:font-weight="normal" officeooo:rsid="00268635" officeooo:paragraph-rsid="00268635" style:font-weight-asian="normal" style:font-weight-complex="normal"/>
    </style:style>
    <style:style style:name="P11" style:family="paragraph" style:parent-style-name="Text_20_body">
      <style:text-properties officeooo:rsid="00274ff6" officeooo:paragraph-rsid="00274ff6"/>
    </style:style>
    <style:style style:name="P12" style:family="paragraph" style:parent-style-name="Text_20_body">
      <style:text-properties officeooo:rsid="002ca1b3" officeooo:paragraph-rsid="002ca1b3"/>
    </style:style>
    <style:style style:name="P13" style:family="paragraph" style:parent-style-name="Text_20_body">
      <style:text-properties officeooo:rsid="003c98a5" officeooo:paragraph-rsid="003c98a5"/>
    </style:style>
    <style:style style:name="P14" style:family="paragraph" style:parent-style-name="Text_20_body">
      <style:text-properties officeooo:rsid="003c98a5" officeooo:paragraph-rsid="004b4582"/>
    </style:style>
    <style:style style:name="P15" style:family="paragraph" style:parent-style-name="Text_20_body">
      <style:text-properties officeooo:rsid="0042b143" officeooo:paragraph-rsid="0042b143"/>
    </style:style>
    <style:style style:name="P16" style:family="paragraph" style:parent-style-name="Text_20_body">
      <style:text-properties officeooo:rsid="0042b143" officeooo:paragraph-rsid="005b21d7"/>
    </style:style>
    <style:style style:name="P17" style:family="paragraph" style:parent-style-name="Text_20_body">
      <style:text-properties officeooo:rsid="00302aca" officeooo:paragraph-rsid="0048ff39"/>
    </style:style>
    <style:style style:name="P18" style:family="paragraph" style:parent-style-name="Text_20_body">
      <style:text-properties officeooo:rsid="0050a61c" officeooo:paragraph-rsid="0050a61c"/>
    </style:style>
    <style:style style:name="P19" style:family="paragraph" style:parent-style-name="Text_20_body">
      <style:text-properties officeooo:rsid="005953fa" officeooo:paragraph-rsid="005953fa"/>
    </style:style>
    <style:style style:name="P20" style:family="paragraph" style:parent-style-name="Text_20_body">
      <style:text-properties officeooo:rsid="005a04dc" officeooo:paragraph-rsid="005b21d7"/>
    </style:style>
    <style:style style:name="P21" style:family="paragraph" style:parent-style-name="Text_20_body">
      <style:text-properties officeooo:rsid="0046161c" officeooo:paragraph-rsid="002ca1b3"/>
    </style:style>
    <style:style style:name="P22" style:family="paragraph" style:parent-style-name="Text_20_body">
      <style:paragraph-properties fo:break-before="page"/>
      <style:text-properties officeooo:rsid="001b59c9" officeooo:paragraph-rsid="001b59c9"/>
    </style:style>
    <style:style style:name="P23" style:family="paragraph" style:parent-style-name="Subtitle">
      <style:text-properties officeooo:rsid="00189449" officeooo:paragraph-rsid="00189449"/>
    </style:style>
    <style:style style:name="P24" style:family="paragraph" style:parent-style-name="Title">
      <style:text-properties officeooo:rsid="00189449" officeooo:paragraph-rsid="00189449"/>
    </style:style>
    <style:style style:name="P25" style:family="paragraph" style:parent-style-name="Text_20_body" style:list-style-name="L1">
      <style:text-properties officeooo:rsid="005953fa" officeooo:paragraph-rsid="005953fa"/>
    </style:style>
    <style:style style:name="P26" style:family="paragraph" style:parent-style-name="Heading_20_1">
      <style:paragraph-properties fo:break-before="page"/>
      <style:text-properties officeooo:rsid="00189449" officeooo:paragraph-rsid="00189449"/>
    </style:style>
    <style:style style:name="P27" style:family="paragraph" style:parent-style-name="Heading_20_1">
      <style:paragraph-properties fo:break-before="page"/>
      <style:text-properties officeooo:rsid="0019b7d6" officeooo:paragraph-rsid="0019b7d6"/>
    </style:style>
    <style:style style:name="P28" style:family="paragraph" style:parent-style-name="Heading_20_2">
      <style:text-properties officeooo:rsid="0019b7d6" officeooo:paragraph-rsid="0019b7d6"/>
    </style:style>
    <style:style style:name="P29" style:family="paragraph" style:parent-style-name="Heading_20_2">
      <style:paragraph-properties fo:break-before="page"/>
      <style:text-properties officeooo:rsid="00274ff6" officeooo:paragraph-rsid="00274ff6"/>
    </style:style>
    <style:style style:name="P30" style:family="paragraph" style:parent-style-name="Heading_20_3">
      <style:text-properties officeooo:rsid="0057c2c4" officeooo:paragraph-rsid="0057c2c4"/>
    </style:style>
    <style:style style:name="P31" style:family="paragraph">
      <loext:graphic-properties draw:fill-color="#bf0041"/>
    </style:style>
    <style:style style:name="P32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98a5" style:font-weight-asian="bold" style:font-weight-complex="bold"/>
    </style:style>
    <style:style style:name="T3" style:family="text">
      <style:text-properties officeooo:rsid="001a8341"/>
    </style:style>
    <style:style style:name="T4" style:family="text">
      <style:text-properties officeooo:rsid="0024979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0bd01" style:font-weight-asian="normal" style:font-weight-complex="normal"/>
    </style:style>
    <style:style style:name="T7" style:family="text">
      <style:text-properties fo:font-weight="normal" officeooo:rsid="00362dfa" style:font-weight-asian="normal" style:font-weight-complex="normal"/>
    </style:style>
    <style:style style:name="T8" style:family="text">
      <style:text-properties fo:font-weight="normal" officeooo:rsid="00354292" style:font-weight-asian="normal" style:font-weight-complex="normal"/>
    </style:style>
    <style:style style:name="T9" style:family="text">
      <style:text-properties fo:font-weight="normal" officeooo:rsid="004b4582" style:font-weight-asian="normal" style:font-weight-complex="normal"/>
    </style:style>
    <style:style style:name="T10" style:family="text">
      <style:text-properties fo:font-weight="normal" officeooo:rsid="004d3995" style:font-weight-asian="normal" style:font-weight-complex="normal"/>
    </style:style>
    <style:style style:name="T11" style:family="text">
      <style:text-properties fo:font-weight="normal" officeooo:rsid="004dc020" style:font-weight-asian="normal" style:font-weight-complex="normal"/>
    </style:style>
    <style:style style:name="T12" style:family="text">
      <style:text-properties fo:font-weight="normal" officeooo:rsid="004ed28a" style:font-weight-asian="normal" style:font-weight-complex="normal"/>
    </style:style>
    <style:style style:name="T13" style:family="text">
      <style:text-properties fo:font-weight="normal" officeooo:rsid="0053f109" style:font-weight-asian="normal" style:font-weight-complex="normal"/>
    </style:style>
    <style:style style:name="T14" style:family="text">
      <style:text-properties officeooo:rsid="002a1f34"/>
    </style:style>
    <style:style style:name="T15" style:family="text">
      <style:text-properties officeooo:rsid="003c98a5"/>
    </style:style>
    <style:style style:name="T16" style:family="text">
      <style:text-properties officeooo:rsid="00473456"/>
    </style:style>
    <style:style style:name="T17" style:family="text">
      <style:text-properties officeooo:rsid="004af7ce"/>
    </style:style>
    <style:style style:name="T18" style:family="text">
      <style:text-properties officeooo:rsid="004c3cf0"/>
    </style:style>
    <style:style style:name="T19" style:family="text">
      <style:text-properties officeooo:rsid="0062c3e9"/>
    </style:style>
    <style:style style:name="T20" style:family="text">
      <style:text-properties fo:color="#c9211e" fo:font-size="18pt" fo:font-weight="bold" style:font-size-asian="15pt" style:font-weight-asian="bold" style:font-size-complex="18pt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.2339in, 0.139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bf0041" draw:auto-grow-height="false" fo:min-height="0.8925in" fo:min-width="1.017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882in" style:run-through="foreground" style:wrap="none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5" draw:z-index="8" draw:name="Shape2" draw:style-name="gr2" draw:text-style-name="P32" svg:width="0.3232in" svg:height="0.2886in" svg:x="1.948in" svg:y="2.9146in">
        <draw:text-box>
          <text:p><text:span text:style-name="T20">1</text:span></text:p>
        </draw:text-box>
      </draw:frame>
      <draw:frame text:anchor-type="page" text:anchor-page-number="5" draw:z-index="9" draw:name="Shape2" draw:style-name="gr2" draw:text-style-name="P32" svg:width="0.3232in" svg:height="0.2886in" svg:x="2.1563in" svg:y="4.1654in">
        <draw:text-box>
          <text:p><text:span text:style-name="T20">2</text:span></text:p>
        </draw:text-box>
      </draw:frame>
      <draw:frame text:anchor-type="page" text:anchor-page-number="5" draw:z-index="10" draw:name="Shape2" draw:style-name="gr2" draw:text-style-name="P32" svg:width="0.3232in" svg:height="0.2886in" svg:x="3.1874in" svg:y="3.3173in">
        <draw:text-box>
          <text:p><text:span text:style-name="T20">3</text:span></text:p>
        </draw:text-box>
      </draw:frame>
      <text:p text:style-name="P24">Fault tolerant filter implemented using N-modular redundancy</text:p>
      <text:p text:style-name="P1"/>
      <text:p text:style-name="P1"/>
      <text:p text:style-name="P23">Project – Fault tolerant systems</text:p>
      <text:p text:style-name="P1"/>
      <text:p text:style-name="P1"/>
      <text:p text:style-name="P2">Miloš Arbanas</text:p>
      <text:p text:style-name="P3"/>
      <text:h text:style-name="P26" text:outline-level="1">Introduction</text:h>
      <text:p text:style-name="P4">The goal of the project is described in following section.</text:p>
      <text:p text:style-name="P1"><draw:frame draw:style-name="fr1" draw:name="Image1" text:anchor-type="paragraph" svg:width="6.7799in" svg:height="3.1827in" draw:z-index="0"><draw:image xlink:href="Pictures/100000000000026E0000012461BE076006662EFB.png" xlink:type="simple" xlink:show="embed" xlink:actuate="onLoad" loext:mime-type="image/png"/></draw:frame></text:p>
      <text:p text:style-name="P1"><draw:frame draw:style-name="fr2" draw:name="Image2" text:anchor-type="paragraph" svg:width="6.7256in" svg:height="4.4102in" draw:z-index="1"><draw:image xlink:href="Pictures/10000000000002650000019253F119DC05EC5957.png" xlink:type="simple" xlink:show="embed" xlink:actuate="onLoad" loext:mime-type="image/png"/></draw:frame></text:p>
      <text:p text:style-name="P1"/>
      <text:h text:style-name="P27" text:outline-level="1"><draw:frame draw:style-name="fr3" draw:name="Image3" text:anchor-type="paragraph" svg:width="6.9634in" svg:height="3.0008in" draw:z-index="2"><draw:image xlink:href="Pictures/100000000000027E00000113CB9918E4065F1073.png" xlink:type="simple" xlink:show="embed" xlink:actuate="onLoad" loext:mime-type="image/png"/></draw:frame>Methodology</text:h>
      <text:p text:style-name="P5">First, the <text:span text:style-name="T1">ordinary filter</text:span> should be developed, then <text:span text:style-name="T1">fault modeling</text:span> should be added, and, at the end, <text:span text:style-name="T1">redundancy</text:span> to detect and handle faults.</text:p>
      <text:h text:style-name="P28" text:outline-level="2">Developing VHDL model of a generic order FIR filter</text:h>
      <text:p text:style-name="P5">This is fairly simple and only few notes will be taken.</text:p>
      <text:p text:style-name="P5">Data representation used for calculations is <text:span text:style-name="T1">Fixed Point Q1.23</text:span>.</text:p>
      <text:p text:style-name="P5">Both additions and multiplications are done using FPGA DSPs. In Xilinx FPGA these are <text:span text:style-name="T1">48 bit DSPs</text:span>.</text:p>
      <text:p text:style-name="P5"><text:span text:style-name="T1">Addition</text:span>: we should be aware of the possibility for Overflow to happen. <text:span text:style-name="T3">Like on the picture below:</text:span></text:p>
      <text:p text:style-name="P6"><draw:frame draw:style-name="fr3" draw:name="Image4" text:anchor-type="paragraph" svg:width="6.4256in" svg:height="3.1138in" draw:z-index="3"><draw:image xlink:href="Pictures/10000000000002690000012B460004FDB4BB126B.png" xlink:type="simple" xlink:show="embed" xlink:actuate="onLoad" loext:mime-type="image/png"/></draw:frame><draw:custom-shape text:anchor-type="paragraph" draw:z-index="4" draw:name="Shape1" draw:style-name="gr1" draw:text-style-name="P31" svg:width="1.2189in" svg:height="1.0941in" svg:x="4.952in" svg:y="1.906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Simplest way to handle this situation is to saturate output of a adder.</text:p>
      <text:p text:style-name="P22">Here is the picture with saturation:</text:p>
      <text:p text:style-name="P7"><draw:frame draw:style-name="fr4" draw:name="Image5" text:anchor-type="paragraph" svg:width="6.9252in" svg:height="3.3543in" draw:z-index="5"><draw:image xlink:href="Pictures/10000000000002A300000147E9E015742878EF22.png" xlink:type="simple" xlink:show="embed" xlink:actuate="onLoad" loext:mime-type="image/png"/></draw:frame></text:p>
      <text:p text:style-name="P8">Multiplication:</text:p>
      <text:p text:style-name="P9">All of the numbers are less than one, so there should be no problems.</text:p>
      <text:p text:style-name="P9">Multiplying 2 <text:span text:style-name="T14">x</text:span> Q1.23 numbers gives Q2.46 number, and than <text:span text:style-name="T4">one should get last bit from Whole part and first 23 bits from decimal part. Like shown in picture:</text:span></text:p>
      <text:p text:style-name="P9"><draw:frame draw:style-name="fr4" draw:name="Image6" text:anchor-type="paragraph" svg:width="6.9252in" svg:height="2.6772in" draw:z-index="6"><draw:image xlink:href="Pictures/10000201000002A3000001057DFE7081D5B210C9.png" xlink:type="simple" xlink:show="embed" xlink:actuate="onLoad" loext:mime-type="image/png"/></draw:frame></text:p>
      <text:p text:style-name="P10"/>
      <text:h text:style-name="P29" text:outline-level="2">Fault modeling</text:h>
      <text:p text:style-name="P11">In order to test fault tolerant design, there is a need of inducing artificial faults into the system.</text:p>
      <text:p text:style-name="P12"><draw:frame draw:style-name="fr5" draw:name="Image7" text:anchor-type="paragraph" svg:x="0.3508in" svg:y="-0.052in" svg:width="2.898in" svg:height="3.0752in" draw:z-index="7"><draw:image xlink:href="Pictures/10000000000002650000028059C10B9E69268805.png" xlink:type="simple" xlink:show="embed" xlink:actuate="onLoad" loext:mime-type="image/png"/></draw:frame></text:p>
      <text:p text:style-name="P12"/>
      <text:p text:style-name="P12">From this picture we can see that outputs of a Multiplication component, Adder and Register should be able to emulate Faults.</text:p>
      <text:p text:style-name="P12">So normal components should have additional inputs that enable <text:span text:style-name="T17">injecting of the</text:span> fault instead of providing <text:span text:style-name="T17">the </text:span>calculated value.</text:p>
      <text:p text:style-name="P12"><text:span text:style-name="T5">First idea,</text:span> <text:span text:style-name="T15">for </text:span><text:span text:style-name="T2">behavioral fault</text:span><text:span text:style-name="T15"> modeling, </text:span>is to add <text:span text:style-name="T16">input that will be forced to the output of the modules.</text:span></text:p>
      <text:p text:style-name="P21">This faults emulates error in calculation.</text:p>
      <text:p text:style-name="P13">Another idea is to <text:span text:style-name="T18">try to emulate</text:span> <text:span text:style-name="T1">Structural fault </text:span><text:span text:style-name="T5">modeling. </text:span><text:span text:style-name="T10">Although we don’t have control of the system at logic level, we can emulate that by inducing fault on behavioral level that resembles faults that commonly happen on structural level.</text:span></text:p>
      <text:p text:style-name="P14"><text:span text:style-name="T5">We can either flip some bit (modeling “soft”, </text:span><text:span text:style-name="T9">transient,</text:span><text:span text:style-name="T5"> faults that mostly environment causes).</text:span></text:p>
      <text:p text:style-name="P14"><text:span text:style-name="T6">O</text:span><text:span text:style-name="T5">r we can model S</text:span><text:span text:style-name="T9">tuck-</text:span><text:span text:style-name="T5">A</text:span><text:span text:style-name="T9">t </text:span><text:span text:style-name="T5">F</text:span><text:span text:style-name="T9">ault</text:span><text:span text:style-name="T5"> by holding some bit to be always “1” (SA1) or “0” (SA0) </text:span><text:span text:style-name="T6">which </text:span><text:span text:style-name="T11">commonly</text:span><text:span text:style-name="T6"> represents faulty silicon (most frequently transistor</text:span><text:span text:style-name="T12">s</text:span><text:span text:style-name="T6">) and it is probably permanent fault</text:span><text:span text:style-name="T5">.</text:span></text:p>
      <text:p text:style-name="P18"><text:span text:style-name="T6">I</text:span><text:span text:style-name="T5">n order to </text:span><text:span text:style-name="T13">work at the behavioral level</text:span><text:span text:style-name="T5">, the new component </text:span><text:span text:style-name="T1">Fault injection module</text:span><text:span text:style-name="T5"> will be introduced. </text:span><text:span text:style-name="T13">Outputs of adder, multiplier and register will be passed through this module.</text:span></text:p>
      <text:p text:style-name="P17"><text:span text:style-name="T6">There are 10 MAC modules in the filter, and each module can have 3 different places where </text:span><text:span text:style-name="T7">the</text:span><text:span text:style-name="T6"> fault might occur. So there are 30 </text:span><text:span text:style-name="T8">different </text:span><text:span text:style-name="T6">places combined.</text:span></text:p>
      <text:h text:style-name="P30" text:outline-level="3">Fault injection module</text:h>
      <text:p text:style-name="P19"><draw:frame draw:style-name="fr6" draw:name="Image8" text:anchor-type="paragraph" svg:x="4.7799in" svg:y="0.3126in" svg:width="2.8591in" svg:height="2.0311in" draw:z-index="11"><draw:image xlink:href="Pictures/100002010000017C0000010EBDC180400CE1654A.png" xlink:type="simple" xlink:show="embed" xlink:actuate="onLoad" loext:mime-type="image/png"/></draw:frame>This module changes data in order to induce a fault of different types. <text:span text:style-name="T1">Fault value</text:span> gives the input vector that is used and changes input signal as described:</text:p>
      <text:list xml:id="list1219030232" text:style-name="L1">
        <text:list-item>
          <text:p text:style-name="P25">behavioral fault<text:tab/>- <text:s/>output is equal to fault value</text:p>
        </text:list-item>
        <text:list-item>
          <text:p text:style-name="P25">flip bit fault <text:tab/><text:tab/>- flips bits where fault value is “1”</text:p>
        </text:list-item>
        <text:list-item>
          <text:p text:style-name="P25">SA1<text:tab/><text:tab/><text:tab/>- sets bits to “1” where fault value is “1”</text:p>
        </text:list-item>
        <text:list-item>
          <text:p text:style-name="P25">SA<text:span text:style-name="T19">0</text:span><text:tab/><text:tab/><text:tab/>- sets bits to “0” where fault value is “1”</text:p>
        </text:list-item>
      </text:list>
      <text:p text:style-name="P20">Fault type is chosen with <text:span text:style-name="T1">Fault type select</text:span> input, by indexing fault type shown above.</text:p>
      <text:p text:style-name="P16"><text:soft-page-break/>Final component for fault injection is shown above and whole MAC might look something like this:</text:p>
      <text:p text:style-name="P15"><draw:frame draw:style-name="fr7" draw:name="Image9" text:anchor-type="paragraph" svg:x="0.0311in" svg:y="-0.0055in" svg:width="6.489in" svg:height="5.3083in" draw:z-index="12"><draw:image xlink:href="Pictures/100002010000024C000001E17F8BFBB80550AE14.png" xlink:type="simple" xlink:show="embed" xlink:actuate="onLoad" loext:mime-type="image/png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22:16:55.924886841</meta:creation-date>
    <dc:date>2019-07-08T00:42:35.361121316</dc:date>
    <meta:editing-duration>PT19H9M28S</meta:editing-duration>
    <meta:editing-cycles>50</meta:editing-cycles>
    <meta:generator>LibreOffice/6.2.4.2$Linux_X86_64 LibreOffice_project/20$Build-2</meta:generator>
    <meta:document-statistic meta:table-count="0" meta:image-count="9" meta:object-count="0" meta:page-count="6" meta:paragraph-count="36" meta:word-count="515" meta:character-count="3007" meta:non-whitespace-character-count="2528"/>
  </office:meta>
</office:document-meta>
</file>